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 fo:text-align="justify" fo:margin-top="0.2777in" fo:margin-bottom="0.1388in"/>
    </style:style>
    <style:style style:name="T2" style:parent-style-name="Car.predefinitoparagrafo" style:family="text">
      <style:text-properties style:font-name="Arial" style:font-name-asian="Arial" style:font-name-complex="Arial" fo:font-weight="bold" style:font-weight-asian="bold" fo:font-size="20pt" style:font-size-asian="20pt"/>
    </style:style>
    <style:style style:name="TableColumn4" style:family="table-column">
      <style:table-column-properties style:column-width="1.6659in" style:use-optimal-column-width="false"/>
    </style:style>
    <style:style style:name="TableColumn5" style:family="table-column">
      <style:table-column-properties style:column-width="4.5833in" style:use-optimal-column-width="false"/>
    </style:style>
    <style:style style:name="Table3" style:family="table">
      <style:table-properties style:width="6.24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138in solid #000000" fo:background-color="#FFFFFF" style:writing-mode="lr-tb" fo:padding-top="0in" fo:padding-left="0.0694in" fo:padding-bottom="0in" fo:padding-right="0.0694in"/>
    </style:style>
    <style:style style:name="T8" style:parent-style-name="Car.predefinitoparagrafo" style:family="text">
      <style:text-properties style:font-name="Arial" style:font-name-asian="Arial" style:font-name-complex="Arial" fo:font-weight="bold" style:font-weight-asian="bold"/>
    </style:style>
    <style:style style:name="TableCell9" style:family="table-cell">
      <style:table-cell-properties fo:border="0.0138in solid #000000" fo:background-color="#FFFFFF" style:writing-mode="lr-tb" fo:padding-top="0in" fo:padding-left="0.0694in" fo:padding-bottom="0in" fo:padding-right="0.0694in"/>
    </style:style>
    <style:style style:name="T10" style:parent-style-name="Car.predefinitoparagrafo" style:family="text">
      <style:text-properties style:font-name-asian="Calibri" style:font-name-complex="Calibri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138in solid #000000" fo:background-color="#FFFFFF" style:writing-mode="lr-tb" fo:padding-top="0in" fo:padding-left="0.0694in" fo:padding-bottom="0in" fo:padding-right="0.0694in"/>
    </style:style>
    <style:style style:name="T13" style:parent-style-name="Car.predefinitoparagrafo" style:family="text">
      <style:text-properties style:font-name="Arial" style:font-name-asian="Arial" style:font-name-complex="Arial" fo:font-weight="bold" style:font-weight-asian="bold"/>
    </style:style>
    <style:style style:name="TableCell14" style:family="table-cell">
      <style:table-cell-properties fo:border="0.0138in solid #000000" fo:background-color="#FFFFFF" style:writing-mode="lr-tb" fo:padding-top="0in" fo:padding-left="0.0694in" fo:padding-bottom="0in" fo:padding-right="0.0694in"/>
    </style:style>
    <style:style style:name="T15" style:parent-style-name="Car.predefinitoparagrafo" style:family="text">
      <style:text-properties style:font-name-asian="Calibri" style:font-name-complex="Calibri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138in solid #000000" fo:background-color="#FFFFFF" style:writing-mode="lr-tb" fo:padding-top="0in" fo:padding-left="0.0694in" fo:padding-bottom="0in" fo:padding-right="0.0694in"/>
    </style:style>
    <style:style style:name="T18" style:parent-style-name="Car.predefinitoparagrafo" style:family="text">
      <style:text-properties style:font-name="Arial" style:font-name-asian="Arial" style:font-name-complex="Arial" fo:font-weight="bold" style:font-weight-asian="bold"/>
    </style:style>
    <style:style style:name="TableCell19" style:family="table-cell">
      <style:table-cell-properties fo:border="0.0138in solid #000000" fo:background-color="#FFFFFF" style:writing-mode="lr-tb" fo:padding-top="0in" fo:padding-left="0.0694in" fo:padding-bottom="0in" fo:padding-right="0.0694in"/>
    </style:style>
    <style:style style:name="T20" style:parent-style-name="Car.predefinitoparagrafo" style:family="text">
      <style:text-properties style:font-name="Arial" style:font-name-asian="Arial" style:font-name-complex="Arial"/>
    </style:style>
    <style:style style:name="T21" style:parent-style-name="Car.predefinitoparagrafo" style:family="text">
      <style:text-properties style:font-name="Arial" style:font-name-asian="Arial" style:font-name-complex="Arial"/>
    </style:style>
    <style:style style:name="T22" style:parent-style-name="Car.predefinitoparagrafo" style:family="text">
      <style:text-properties style:font-name="Arial" style:font-name-asian="Arial" style:font-name-complex="Arial"/>
    </style:style>
    <style:style style:name="T23" style:parent-style-name="Car.predefinitoparagrafo" style:family="text">
      <style:text-properties style:font-name="Arial" style:font-name-asian="Arial" style:font-name-complex="Arial"/>
    </style:style>
    <style:style style:name="P24" style:parent-style-name="Normale" style:family="paragraph">
      <style:paragraph-properties fo:margin-bottom="0.1388in"/>
    </style:style>
    <style:style style:name="P25" style:parent-style-name="Normale" style:family="paragraph">
      <style:paragraph-properties fo:text-align="justify" fo:margin-bottom="0.1388in"/>
    </style:style>
    <style:style style:name="T26" style:parent-style-name="Car.predefinitoparagrafo" style:family="text">
      <style:text-properties style:font-name="Arial" style:font-name-asian="Arial" style:font-name-complex="Arial"/>
    </style:style>
    <style:style style:name="P27" style:parent-style-name="Normale" style:family="paragraph">
      <style:paragraph-properties fo:text-align="justify" fo:margin-bottom="0.1388in"/>
    </style:style>
    <style:style style:name="T28" style:parent-style-name="Car.predefinitoparagrafo" style:family="text">
      <style:text-properties style:font-name="Arial" style:font-name-asian="Arial" style:font-name-complex="Arial"/>
    </style:style>
    <style:style style:name="P29" style:parent-style-name="Normale" style:family="paragraph">
      <style:paragraph-properties fo:text-align="justify" fo:margin-bottom="0.1388in"/>
    </style:style>
    <style:style style:name="T30" style:parent-style-name="Car.predefinitoparagrafo" style:family="text">
      <style:text-properties style:font-name="Arial" style:font-name-asian="Arial" style:font-name-complex="Arial"/>
    </style:style>
    <style:style style:name="TableColumn32" style:family="table-column">
      <style:table-column-properties style:column-width="6.2701in" style:use-optimal-column-width="false"/>
    </style:style>
    <style:style style:name="Table31" style:family="table">
      <style:table-properties style:width="6.2701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138in solid #000000" fo:background-color="#FFFFFF" style:writing-mode="lr-tb" fo:padding-top="0in" fo:padding-left="0.0694in" fo:padding-bottom="0in" fo:padding-right="0.0694in"/>
    </style:style>
    <style:style style:name="P35" style:parent-style-name="Normale" style:family="paragraph">
      <style:paragraph-properties fo:text-align="center"/>
    </style:style>
    <style:style style:name="T36" style:parent-style-name="Car.predefinitoparagrafo" style:family="text">
      <style:text-properties style:font-name="Arial" style:font-name-asian="Arial" style:font-name-complex="Arial" fo:font-weight="bold" style:font-weight-asian="bold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138in solid #000000" fo:background-color="#FFFFFF" style:writing-mode="lr-tb" fo:padding-top="0in" fo:padding-left="0.0694in" fo:padding-bottom="0in" fo:padding-right="0.0694in"/>
    </style:style>
    <style:style style:name="P39" style:parent-style-name="Normale" style:family="paragraph">
      <style:paragraph-properties fo:margin-bottom="0.1388in"/>
    </style:style>
    <style:style style:name="T40" style:parent-style-name="Car.predefinitoparagrafo" style:family="text">
      <style:text-properties style:font-name="Arial" style:font-name-asian="Arial" style:font-name-complex="Arial"/>
    </style:style>
    <style:style style:name="P41" style:parent-style-name="Normale" style:family="paragraph">
      <style:paragraph-properties fo:margin-bottom="0.1388in"/>
    </style:style>
    <style:style style:name="TableColumn43" style:family="table-column">
      <style:table-column-properties style:column-width="6.2701in" style:use-optimal-column-width="false"/>
    </style:style>
    <style:style style:name="Table42" style:family="table">
      <style:table-properties style:width="6.2701in" fo:margin-left="0in" table:align="left"/>
    </style:style>
    <style:style style:name="TableRow44" style:family="table-row">
      <style:table-row-properties style:min-row-height="0.2916in" style:use-optimal-row-height="false"/>
    </style:style>
    <style:style style:name="TableCell45" style:family="table-cell">
      <style:table-cell-properties fo:border="0.0138in solid #000000" fo:background-color="#FFFFFF" style:writing-mode="lr-tb" fo:padding-top="0in" fo:padding-left="0.0694in" fo:padding-bottom="0in" fo:padding-right="0.0694in"/>
    </style:style>
    <style:style style:name="P46" style:parent-style-name="Normale" style:family="paragraph">
      <style:paragraph-properties fo:text-align="center"/>
    </style:style>
    <style:style style:name="T47" style:parent-style-name="Car.predefinitoparagrafo" style:family="text">
      <style:text-properties style:font-name="Arial" style:font-name-asian="Arial" style:font-name-complex="Arial" fo:font-weight="bold" style:font-weight-asian="bold"/>
    </style:style>
    <style:style style:name="TableRow48" style:family="table-row">
      <style:table-row-properties style:min-row-height="0.2916in" style:use-optimal-row-height="false"/>
    </style:style>
    <style:style style:name="TableCell49" style:family="table-cell">
      <style:table-cell-properties fo:border="0.0138in solid #000000" fo:background-color="#FFFFFF" style:writing-mode="lr-tb" fo:padding-top="0in" fo:padding-left="0.0694in" fo:padding-bottom="0in" fo:padding-right="0.0694in"/>
    </style:style>
    <style:style style:name="P50" style:parent-style-name="Normale" style:family="paragraph">
      <style:paragraph-properties fo:margin-bottom="0.1388in"/>
    </style:style>
    <style:style style:name="T51" style:parent-style-name="Car.predefinitoparagrafo" style:family="text">
      <style:text-properties style:font-name="Arial" style:font-name-asian="Arial" style:font-name-complex="Arial"/>
    </style:style>
    <style:style style:name="T52" style:parent-style-name="Car.predefinitoparagrafo" style:family="text">
      <style:text-properties style:font-name="Arial" style:font-name-asian="Arial" style:font-name-complex="Arial"/>
    </style:style>
    <style:style style:name="T53" style:parent-style-name="Car.predefinitoparagrafo" style:family="text">
      <style:text-properties style:font-name="Arial" style:font-name-asian="Arial" style:font-name-complex="Arial"/>
    </style:style>
    <style:style style:name="T54" style:parent-style-name="Car.predefinitoparagrafo" style:family="text">
      <style:text-properties style:font-name="Arial" style:font-name-asian="Arial" style:font-name-complex="Arial"/>
    </style:style>
    <style:style style:name="T55" style:parent-style-name="Car.predefinitoparagrafo" style:family="text">
      <style:text-properties style:font-name="Arial" style:font-name-asian="Arial" style:font-name-complex="Arial"/>
    </style:style>
    <style:style style:name="T56" style:parent-style-name="Car.predefinitoparagrafo" style:family="text">
      <style:text-properties style:font-name="Arial" style:font-name-asian="Arial" style:font-name-complex="Arial"/>
    </style:style>
    <style:style style:name="T57" style:parent-style-name="Car.predefinitoparagrafo" style:family="text">
      <style:text-properties style:font-name="Arial" style:font-name-asian="Arial" style:font-name-complex="Arial"/>
    </style:style>
    <style:style style:name="T58" style:parent-style-name="Car.predefinitoparagrafo" style:family="text">
      <style:text-properties style:font-name="Arial" style:font-name-asian="Arial" style:font-name-complex="Arial"/>
    </style:style>
    <style:style style:name="T59" style:parent-style-name="Car.predefinitoparagrafo" style:family="text">
      <style:text-properties style:font-name="Arial" style:font-name-asian="Arial" style:font-name-complex="Arial"/>
    </style:style>
    <style:style style:name="T60" style:parent-style-name="Car.predefinitoparagrafo" style:family="text">
      <style:text-properties style:font-name="Arial" style:font-name-asian="Arial" style:font-name-complex="Arial"/>
    </style:style>
    <style:style style:name="T61" style:parent-style-name="Car.predefinitoparagrafo" style:family="text">
      <style:text-properties style:font-name="Arial" style:font-name-asian="Arial" style:font-name-complex="Arial"/>
    </style:style>
    <style:style style:name="P62" style:parent-style-name="Normale" style:family="paragraph">
      <style:paragraph-properties fo:margin-bottom="0.1388in"/>
    </style:style>
    <style:style style:name="TableColumn64" style:family="table-column">
      <style:table-column-properties style:column-width="6.2701in" style:use-optimal-column-width="false"/>
    </style:style>
    <style:style style:name="Table63" style:family="table">
      <style:table-properties style:width="6.2701in" fo:margin-left="0in" table:align="left"/>
    </style:style>
    <style:style style:name="TableRow65" style:family="table-row">
      <style:table-row-properties style:min-row-height="0.2916in" style:use-optimal-row-height="false"/>
    </style:style>
    <style:style style:name="TableCell66" style:family="table-cell">
      <style:table-cell-properties fo:border="0.0138in solid #000000" fo:background-color="#FFFFFF" style:writing-mode="lr-tb" fo:padding-top="0in" fo:padding-left="0.0694in" fo:padding-bottom="0in" fo:padding-right="0.0694in"/>
    </style:style>
    <style:style style:name="P67" style:parent-style-name="Normale" style:family="paragraph">
      <style:paragraph-properties fo:text-align="center"/>
    </style:style>
    <style:style style:name="T68" style:parent-style-name="Car.predefinitoparagrafo" style:family="text">
      <style:text-properties style:font-name="Arial" style:font-name-asian="Arial" style:font-name-complex="Arial" fo:font-weight="bold" style:font-weight-asian="bold"/>
    </style:style>
    <style:style style:name="TableRow69" style:family="table-row">
      <style:table-row-properties style:min-row-height="0.2916in" style:use-optimal-row-height="false"/>
    </style:style>
    <style:style style:name="TableCell70" style:family="table-cell">
      <style:table-cell-properties fo:border="0.0138in solid #000000" fo:background-color="#FFFFFF" style:writing-mode="lr-tb" fo:padding-top="0in" fo:padding-left="0.0694in" fo:padding-bottom="0in" fo:padding-right="0.0694in"/>
    </style:style>
    <style:style style:name="P71" style:parent-style-name="Normale" style:family="paragraph">
      <style:paragraph-properties fo:margin-bottom="0.1388in"/>
    </style:style>
    <style:style style:name="T72" style:parent-style-name="Car.predefinitoparagrafo" style:family="text">
      <style:text-properties style:font-name="Arial" style:font-name-asian="Arial" style:font-name-complex="Arial"/>
    </style:style>
    <style:style style:name="T73" style:parent-style-name="Car.predefinitoparagrafo" style:family="text">
      <style:text-properties style:font-name="Arial" style:font-name-asian="Arial" style:font-name-complex="Arial"/>
    </style:style>
    <style:style style:name="T74" style:parent-style-name="Car.predefinitoparagrafo" style:family="text">
      <style:text-properties style:font-name="Arial" style:font-name-asian="Arial" style:font-name-complex="Arial"/>
    </style:style>
    <style:style style:name="P75" style:parent-style-name="Normale" style:family="paragraph">
      <style:paragraph-properties fo:margin-bottom="0.1388in"/>
    </style:style>
    <style:style style:name="TableColumn77" style:family="table-column">
      <style:table-column-properties style:column-width="6.2701in" style:use-optimal-column-width="false"/>
    </style:style>
    <style:style style:name="Table76" style:family="table">
      <style:table-properties style:width="6.2701in" fo:margin-left="0in" table:align="left"/>
    </style:style>
    <style:style style:name="TableRow78" style:family="table-row">
      <style:table-row-properties style:min-row-height="0.2916in" style:use-optimal-row-height="false"/>
    </style:style>
    <style:style style:name="TableCell79" style:family="table-cell">
      <style:table-cell-properties fo:border="0.0138in solid #000000" fo:background-color="#FFFFFF" style:writing-mode="lr-tb" fo:padding-top="0in" fo:padding-left="0.0694in" fo:padding-bottom="0in" fo:padding-right="0.0694in"/>
    </style:style>
    <style:style style:name="P80" style:parent-style-name="Normale" style:family="paragraph">
      <style:paragraph-properties fo:text-align="center"/>
    </style:style>
    <style:style style:name="T81" style:parent-style-name="Car.predefinitoparagrafo" style:family="text">
      <style:text-properties style:font-name="Arial" style:font-name-asian="Arial" style:font-name-complex="Arial" fo:font-weight="bold" style:font-weight-asian="bold"/>
    </style:style>
    <style:style style:name="TableRow82" style:family="table-row">
      <style:table-row-properties style:min-row-height="0.2916in" style:use-optimal-row-height="false"/>
    </style:style>
    <style:style style:name="TableCell83" style:family="table-cell">
      <style:table-cell-properties fo:border="0.0138in solid #000000" fo:background-color="#FFFFFF" style:writing-mode="lr-tb" fo:padding-top="0in" fo:padding-left="0.0694in" fo:padding-bottom="0in" fo:padding-right="0.0694in"/>
    </style:style>
    <style:style style:name="P84" style:parent-style-name="Normale" style:family="paragraph">
      <style:paragraph-properties fo:margin-bottom="0.1388in"/>
    </style:style>
    <style:style style:name="T85" style:parent-style-name="Car.predefinitoparagrafo" style:family="text">
      <style:text-properties style:font-name="Arial" style:font-name-asian="Arial" style:font-name-complex="Arial" fo:color="#999999"/>
    </style:style>
    <style:style style:name="T86" style:parent-style-name="Car.predefinitoparagrafo" style:family="text">
      <style:text-properties style:font-name="Arial" style:font-name-asian="Arial" style:font-name-complex="Arial" fo:color="#999999"/>
    </style:style>
    <style:style style:name="P87" style:parent-style-name="Normale" style:family="paragraph">
      <style:paragraph-properties fo:margin-bottom="0.1388in"/>
    </style:style>
    <style:style style:name="P88" style:parent-style-name="Normale" style:family="paragraph">
      <style:paragraph-properties fo:margin-bottom="0.1388in"/>
    </style:style>
    <style:style style:name="TableColumn90" style:family="table-column">
      <style:table-column-properties style:column-width="3.1444in" style:use-optimal-column-width="false"/>
    </style:style>
    <style:style style:name="TableColumn91" style:family="table-column">
      <style:table-column-properties style:column-width="3.125in" style:use-optimal-column-width="false"/>
    </style:style>
    <style:style style:name="Table89" style:family="table">
      <style:table-properties style:width="6.2694in" fo:margin-left="0in" table:align="left"/>
    </style:style>
    <style:style style:name="TableRow92" style:family="table-row">
      <style:table-row-properties style:min-row-height="0.2916in" style:use-optimal-row-height="false"/>
    </style:style>
    <style:style style:name="TableCell93" style:family="table-cell">
      <style:table-cell-properties fo:border="0.0138in solid #000000" fo:background-color="#FFFFFF" style:writing-mode="lr-tb" fo:padding-top="0in" fo:padding-left="0.0694in" fo:padding-bottom="0in" fo:padding-right="0.0694in"/>
    </style:style>
    <style:style style:name="P94" style:parent-style-name="Normale" style:family="paragraph">
      <style:paragraph-properties fo:text-align="center"/>
    </style:style>
    <style:style style:name="T95" style:parent-style-name="Car.predefinitoparagrafo" style:family="text">
      <style:text-properties style:font-name="Arial" style:font-name-asian="Arial" style:font-name-complex="Arial" fo:font-weight="bold" style:font-weight-asian="bold"/>
    </style:style>
    <style:style style:name="TableRow96" style:family="table-row">
      <style:table-row-properties style:min-row-height="0.2916in" style:use-optimal-row-height="false"/>
    </style:style>
    <style:style style:name="TableCell97" style:family="table-cell">
      <style:table-cell-properties fo:border="0.0138in solid #000000" fo:background-color="#FFFFFF" style:writing-mode="lr-tb" fo:padding-top="0in" fo:padding-left="0.0694in" fo:padding-bottom="0in" fo:padding-right="0.0694in"/>
    </style:style>
    <style:style style:name="P98" style:parent-style-name="Normale" style:family="paragraph">
      <style:paragraph-properties fo:margin-bottom="0.1388in"/>
    </style:style>
    <style:style style:name="T99" style:parent-style-name="Car.predefinitoparagrafo" style:family="text">
      <style:text-properties style:font-name="Arial" style:font-name-asian="Arial" style:font-name-complex="Arial"/>
    </style:style>
    <style:style style:name="T100" style:parent-style-name="Car.predefinitoparagrafo" style:family="text">
      <style:text-properties style:font-name="Arial" style:font-name-asian="Arial" style:font-name-complex="Arial"/>
    </style:style>
    <style:style style:name="T101" style:parent-style-name="Car.predefinitoparagrafo" style:family="text">
      <style:text-properties style:font-name="Arial" style:font-name-asian="Arial" style:font-name-complex="Arial"/>
    </style:style>
    <style:style style:name="T102" style:parent-style-name="Car.predefinitoparagrafo" style:family="text">
      <style:text-properties style:font-name="Arial" style:font-name-asian="Arial" style:font-name-complex="Arial"/>
    </style:style>
    <style:style style:name="T103" style:parent-style-name="Car.predefinitoparagrafo" style:family="text">
      <style:text-properties style:font-name="Arial" style:font-name-asian="Arial" style:font-name-complex="Arial"/>
    </style:style>
    <style:style style:name="T104" style:parent-style-name="Car.predefinitoparagrafo" style:family="text">
      <style:text-properties style:font-name="Arial" style:font-name-asian="Arial" style:font-name-complex="Arial"/>
    </style:style>
    <style:style style:name="T105" style:parent-style-name="Car.predefinitoparagrafo" style:family="text">
      <style:text-properties style:font-name="Arial" style:font-name-asian="Arial" style:font-name-complex="Arial"/>
    </style:style>
    <style:style style:name="T106" style:parent-style-name="Car.predefinitoparagrafo" style:family="text">
      <style:text-properties style:font-name="Arial" style:font-name-asian="Arial" style:font-name-complex="Arial"/>
    </style:style>
    <style:style style:name="T107" style:parent-style-name="Car.predefinitoparagrafo" style:family="text">
      <style:text-properties style:font-name="Arial" style:font-name-asian="Arial" style:font-name-complex="Arial"/>
    </style:style>
    <style:style style:name="T108" style:parent-style-name="Car.predefinitoparagrafo" style:family="text">
      <style:text-properties style:font-name="Arial" style:font-name-asian="Arial" style:font-name-complex="Arial"/>
    </style:style>
    <style:style style:name="T109" style:parent-style-name="Car.predefinitoparagrafo" style:family="text">
      <style:text-properties style:font-name="Arial" style:font-name-asian="Arial" style:font-name-complex="Arial"/>
    </style:style>
    <style:style style:name="TableRow110" style:family="table-row">
      <style:table-row-properties style:min-row-height="0.2916in" style:use-optimal-row-height="false"/>
    </style:style>
    <style:style style:name="TableCell111" style:family="table-cell">
      <style:table-cell-properties fo:border="0.0138in solid #000000" fo:background-color="#FFFFFF" style:writing-mode="lr-tb" fo:padding-top="0in" fo:padding-left="0.0694in" fo:padding-bottom="0in" fo:padding-right="0.0694in"/>
    </style:style>
    <style:style style:name="P112" style:parent-style-name="Normale" style:family="paragraph">
      <style:paragraph-properties fo:text-align="center"/>
    </style:style>
    <style:style style:name="T113" style:parent-style-name="Car.predefinitoparagrafo" style:family="text">
      <style:text-properties style:font-name="Arial" style:font-name-asian="Arial" style:font-name-complex="Arial" fo:font-style="italic" style:font-style-asian="italic"/>
    </style:style>
    <style:style style:name="TableRow114" style:family="table-row">
      <style:table-row-properties style:min-row-height="0.2916in" style:use-optimal-row-height="false"/>
    </style:style>
    <style:style style:name="TableCell115" style:family="table-cell">
      <style:table-cell-properties fo:border="0.0138in solid #000000" fo:background-color="#FFFFFF" style:writing-mode="lr-tb" fo:padding-top="0in" fo:padding-left="0.0694in" fo:padding-bottom="0in" fo:padding-right="0.0694in"/>
    </style:style>
    <style:style style:name="T116" style:parent-style-name="Car.predefinitoparagrafo" style:family="text">
      <style:text-properties style:font-name="Arial" style:font-name-asian="Arial" style:font-name-complex="Arial"/>
    </style:style>
    <style:style style:name="TableCell117" style:family="table-cell">
      <style:table-cell-properties fo:border="0.0138in solid #000000" fo:background-color="#FFFFFF" style:writing-mode="lr-tb" fo:padding-top="0in" fo:padding-left="0.0694in" fo:padding-bottom="0in" fo:padding-right="0.0694in"/>
    </style:style>
    <style:style style:name="T118" style:parent-style-name="Car.predefinitoparagrafo" style:family="text">
      <style:text-properties style:font-name="Arial" style:font-name-asian="Arial" style:font-name-complex="Arial"/>
    </style:style>
    <style:style style:name="TableRow119" style:family="table-row">
      <style:table-row-properties style:min-row-height="0.2916in" style:use-optimal-row-height="false"/>
    </style:style>
    <style:style style:name="TableCell120" style:family="table-cell">
      <style:table-cell-properties fo:border="0.0138in solid #000000" fo:background-color="#FFFFFF" style:writing-mode="lr-tb" fo:padding-top="0in" fo:padding-left="0.0694in" fo:padding-bottom="0in" fo:padding-right="0.0694in"/>
    </style:style>
    <style:style style:name="T121" style:parent-style-name="Car.predefinitoparagrafo" style:family="text">
      <style:text-properties style:font-name="Arial" style:font-name-asian="Arial" style:font-name-complex="Arial"/>
    </style:style>
    <style:style style:name="TableCell122" style:family="table-cell">
      <style:table-cell-properties fo:border="0.0138in solid #000000" fo:background-color="#FFFFFF" style:writing-mode="lr-tb" fo:padding-top="0in" fo:padding-left="0.0694in" fo:padding-bottom="0in" fo:padding-right="0.0694in"/>
    </style:style>
    <style:style style:name="T123" style:parent-style-name="Car.predefinitoparagrafo" style:family="text">
      <style:text-properties style:font-name="Arial" style:font-name-asian="Arial" style:font-name-complex="Arial"/>
    </style:style>
    <style:style style:name="TableRow124" style:family="table-row">
      <style:table-row-properties style:min-row-height="0.2916in" style:use-optimal-row-height="false"/>
    </style:style>
    <style:style style:name="TableCell125" style:family="table-cell">
      <style:table-cell-properties fo:border="0.0138in solid #000000" fo:background-color="#FFFFFF" style:writing-mode="lr-tb" fo:padding-top="0in" fo:padding-left="0.0694in" fo:padding-bottom="0in" fo:padding-right="0.0694in"/>
    </style:style>
    <style:style style:name="T126" style:parent-style-name="Car.predefinitoparagrafo" style:family="text">
      <style:text-properties style:font-name="Arial" style:font-name-asian="Arial" style:font-name-complex="Arial"/>
    </style:style>
    <style:style style:name="TableCell127" style:family="table-cell">
      <style:table-cell-properties fo:border="0.0138in solid #000000" fo:background-color="#FFFFFF" style:writing-mode="lr-tb" fo:padding-top="0in" fo:padding-left="0.0694in" fo:padding-bottom="0in" fo:padding-right="0.0694in"/>
    </style:style>
    <style:style style:name="T128" style:parent-style-name="Car.predefinitoparagrafo" style:family="text">
      <style:text-properties style:font-name="Arial" style:font-name-asian="Arial" style:font-name-complex="Arial"/>
    </style:style>
    <style:style style:name="TableRow129" style:family="table-row">
      <style:table-row-properties style:min-row-height="0.2916in" style:use-optimal-row-height="false"/>
    </style:style>
    <style:style style:name="TableCell130" style:family="table-cell">
      <style:table-cell-properties fo:border="0.0138in solid #000000" fo:background-color="#FFFFFF" style:writing-mode="lr-tb" fo:padding-top="0in" fo:padding-left="0.0694in" fo:padding-bottom="0in" fo:padding-right="0.0694in"/>
    </style:style>
    <style:style style:name="T131" style:parent-style-name="Car.predefinitoparagrafo" style:family="text">
      <style:text-properties style:font-name="Arial" style:font-name-asian="Arial" style:font-name-complex="Arial"/>
    </style:style>
    <style:style style:name="TableCell132" style:family="table-cell">
      <style:table-cell-properties fo:border="0.0138in solid #000000" fo:background-color="#FFFFFF" style:writing-mode="lr-tb" fo:padding-top="0in" fo:padding-left="0.0694in" fo:padding-bottom="0in" fo:padding-right="0.0694in"/>
    </style:style>
    <style:style style:name="T133" style:parent-style-name="Car.predefinitoparagrafo" style:family="text">
      <style:text-properties style:font-name="Arial" style:font-name-asian="Arial" style:font-name-complex="Arial"/>
    </style:style>
    <style:style style:name="P134" style:parent-style-name="Normale" style:family="paragraph">
      <style:paragraph-properties fo:margin-bottom="0.1388in"/>
    </style:style>
    <style:style style:name="TableColumn136" style:family="table-column">
      <style:table-column-properties style:column-width="6.2701in" style:use-optimal-column-width="false"/>
    </style:style>
    <style:style style:name="Table135" style:family="table">
      <style:table-properties style:width="6.2701in" fo:margin-left="0in" table:align="left"/>
    </style:style>
    <style:style style:name="TableRow137" style:family="table-row">
      <style:table-row-properties style:min-row-height="0.2916in" style:use-optimal-row-height="false"/>
    </style:style>
    <style:style style:name="TableCell138" style:family="table-cell">
      <style:table-cell-properties fo:border="0.0138in solid #000000" fo:background-color="#FFFFFF" style:writing-mode="lr-tb" fo:padding-top="0in" fo:padding-left="0.0694in" fo:padding-bottom="0in" fo:padding-right="0.0694in"/>
    </style:style>
    <style:style style:name="P139" style:parent-style-name="Normale" style:family="paragraph">
      <style:paragraph-properties fo:text-align="center"/>
    </style:style>
    <style:style style:name="T140" style:parent-style-name="Car.predefinitoparagrafo" style:family="text">
      <style:text-properties style:font-name="Arial" style:font-name-asian="Arial" style:font-name-complex="Arial" fo:font-weight="bold" style:font-weight-asian="bold"/>
    </style:style>
    <style:style style:name="TableRow141" style:family="table-row">
      <style:table-row-properties style:min-row-height="0.2916in" style:use-optimal-row-height="false"/>
    </style:style>
    <style:style style:name="TableCell142" style:family="table-cell">
      <style:table-cell-properties fo:border="0.0138in solid #000000" fo:background-color="#FFFFFF" style:writing-mode="lr-tb" fo:padding-top="0in" fo:padding-left="0.0694in" fo:padding-bottom="0in" fo:padding-right="0.0694in"/>
    </style:style>
    <style:style style:name="P143" style:parent-style-name="Normale" style:family="paragraph">
      <style:paragraph-properties fo:margin-bottom="0.1388in"/>
    </style:style>
    <style:style style:name="T144" style:parent-style-name="Car.predefinitoparagrafo" style:family="text">
      <style:text-properties style:font-name="Arial" style:font-name-asian="Arial" style:font-name-complex="Arial" fo:color="#999999"/>
    </style:style>
    <style:style style:name="P145" style:parent-style-name="Normale" style:family="paragraph">
      <style:paragraph-properties fo:margin-bottom="0.1388in"/>
    </style:style>
    <style:style style:name="TableColumn147" style:family="table-column">
      <style:table-column-properties style:column-width="6.2701in" style:use-optimal-column-width="false"/>
    </style:style>
    <style:style style:name="Table146" style:family="table">
      <style:table-properties style:width="6.2701in" fo:margin-left="0in" table:align="left"/>
    </style:style>
    <style:style style:name="TableRow148" style:family="table-row">
      <style:table-row-properties style:min-row-height="0.2916in" style:use-optimal-row-height="false"/>
    </style:style>
    <style:style style:name="TableCell149" style:family="table-cell">
      <style:table-cell-properties fo:border="0.0138in solid #000000" fo:background-color="#FFFFFF" style:writing-mode="lr-tb" fo:padding-top="0in" fo:padding-left="0.0694in" fo:padding-bottom="0in" fo:padding-right="0.0694in"/>
    </style:style>
    <style:style style:name="P150" style:parent-style-name="Normale" style:family="paragraph">
      <style:paragraph-properties fo:text-align="center"/>
    </style:style>
    <style:style style:name="T151" style:parent-style-name="Car.predefinitoparagrafo" style:family="text">
      <style:text-properties style:font-name="Arial" style:font-name-asian="Arial" style:font-name-complex="Arial" fo:font-weight="bold" style:font-weight-asian="bold"/>
    </style:style>
    <style:style style:name="TableRow152" style:family="table-row">
      <style:table-row-properties style:min-row-height="0.2916in" style:use-optimal-row-height="false"/>
    </style:style>
    <style:style style:name="TableCell153" style:family="table-cell">
      <style:table-cell-properties fo:border="0.0138in solid #000000" fo:background-color="#FFFFFF" style:writing-mode="lr-tb" fo:padding-top="0in" fo:padding-left="0.0694in" fo:padding-bottom="0in" fo:padding-right="0.0694in"/>
    </style:style>
    <style:style style:name="P154" style:parent-style-name="Normale" style:family="paragraph">
      <style:paragraph-properties fo:margin-bottom="0.1388in"/>
    </style:style>
    <style:style style:name="T155" style:parent-style-name="Car.predefinitoparagrafo" style:family="text">
      <style:text-properties style:font-name="Arial" style:font-name-asian="Arial" style:font-name-complex="Arial" fo:color="#999999"/>
    </style:style>
    <style:style style:name="P156" style:parent-style-name="Normale" style:family="paragraph">
      <style:paragraph-properties fo:margin-bottom="0.1388in"/>
    </style:style>
    <style:style style:name="TableColumn158" style:family="table-column">
      <style:table-column-properties style:column-width="1.625in" style:use-optimal-column-width="false"/>
    </style:style>
    <style:style style:name="TableColumn159" style:family="table-column">
      <style:table-column-properties style:column-width="4.6243in" style:use-optimal-column-width="false"/>
    </style:style>
    <style:style style:name="Table157" style:family="table">
      <style:table-properties style:width="6.2493in" fo:margin-left="0in" table:align="left"/>
    </style:style>
    <style:style style:name="TableRow160" style:family="table-row">
      <style:table-row-properties style:min-row-height="0.2916in" style:use-optimal-row-height="false"/>
    </style:style>
    <style:style style:name="TableCell161" style:family="table-cell">
      <style:table-cell-properties fo:border="0.0138in solid #000000" fo:background-color="#FFFFFF" style:writing-mode="lr-tb" fo:padding-top="0in" fo:padding-left="0.0694in" fo:padding-bottom="0in" fo:padding-right="0.0694in"/>
    </style:style>
    <style:style style:name="P162" style:parent-style-name="Normale" style:family="paragraph">
      <style:paragraph-properties fo:text-align="center"/>
    </style:style>
    <style:style style:name="T163" style:parent-style-name="Car.predefinitoparagrafo" style:family="text">
      <style:text-properties style:font-name="Arial" style:font-name-asian="Arial" style:font-name-complex="Arial" fo:font-weight="bold" style:font-weight-asian="bold"/>
    </style:style>
    <style:style style:name="TableRow164" style:family="table-row">
      <style:table-row-properties style:min-row-height="0.2916in" style:use-optimal-row-height="false"/>
    </style:style>
    <style:style style:name="TableCell165" style:family="table-cell">
      <style:table-cell-properties fo:border="0.0138in solid #000000" fo:background-color="#FFFFFF" style:writing-mode="lr-tb" fo:padding-top="0in" fo:padding-left="0.0694in" fo:padding-bottom="0in" fo:padding-right="0.0694in"/>
    </style:style>
    <style:style style:name="P166" style:parent-style-name="Normale" style:family="paragraph">
      <style:paragraph-properties fo:text-align="center"/>
    </style:style>
    <style:style style:name="T167" style:parent-style-name="Car.predefinitoparagrafo" style:family="text">
      <style:text-properties style:font-name="Arial" style:font-name-asian="Arial" style:font-name-complex="Arial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138in solid #000000" fo:background-color="#FFFFFF" style:writing-mode="lr-tb" fo:padding-top="0in" fo:padding-left="0.0694in" fo:padding-bottom="0in" fo:padding-right="0.0694in"/>
    </style:style>
    <style:style style:name="T170" style:parent-style-name="Car.predefinitoparagrafo" style:family="text">
      <style:text-properties style:font-name="Arial" style:font-name-asian="Arial" style:font-name-complex="Arial"/>
    </style:style>
    <style:style style:name="TableCell171" style:family="table-cell">
      <style:table-cell-properties fo:border="0.0138in solid #000000" fo:background-color="#FFFFFF" style:writing-mode="lr-tb" fo:padding-top="0in" fo:padding-left="0.0694in" fo:padding-bottom="0in" fo:padding-right="0.0694in"/>
    </style:style>
    <style:style style:name="T172" style:parent-style-name="Car.predefinitoparagrafo" style:family="text">
      <style:text-properties style:font-name="Arial" style:font-name-asian="Arial" style:font-name-complex="Arial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138in solid #000000" fo:background-color="#FFFFFF" style:writing-mode="lr-tb" fo:padding-top="0in" fo:padding-left="0.0694in" fo:padding-bottom="0in" fo:padding-right="0.0694in"/>
    </style:style>
    <style:style style:name="T175" style:parent-style-name="Car.predefinitoparagrafo" style:family="text">
      <style:text-properties style:font-name="Arial" style:font-name-asian="Arial" style:font-name-complex="Arial"/>
    </style:style>
    <style:style style:name="TableCell176" style:family="table-cell">
      <style:table-cell-properties fo:border="0.0138in solid #000000" fo:background-color="#FFFFFF" style:writing-mode="lr-tb" fo:padding-top="0in" fo:padding-left="0.0694in" fo:padding-bottom="0in" fo:padding-right="0.0694in"/>
    </style:style>
    <style:style style:name="P177" style:parent-style-name="Normale" style:family="paragraph">
      <style:text-properties style:font-name="Arial" style:font-name-complex="Arial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138in solid #000000" fo:background-color="#FFFFFF" style:writing-mode="lr-tb" fo:padding-top="0in" fo:padding-left="0.0694in" fo:padding-bottom="0in" fo:padding-right="0.0694in"/>
    </style:style>
    <style:style style:name="T180" style:parent-style-name="Car.predefinitoparagrafo" style:family="text">
      <style:text-properties style:font-name="Arial" style:font-name-asian="Arial" style:font-name-complex="Arial"/>
    </style:style>
    <style:style style:name="TableCell181" style:family="table-cell">
      <style:table-cell-properties fo:border="0.0138in solid #000000" fo:background-color="#FFFFFF" style:writing-mode="lr-tb" fo:padding-top="0in" fo:padding-left="0.0694in" fo:padding-bottom="0in" fo:padding-right="0.0694in"/>
    </style:style>
    <style:style style:name="T182" style:parent-style-name="Car.predefinitoparagrafo" style:family="text">
      <style:text-properties style:font-name="Arial" style:font-name-asian="Arial" style:font-name-complex="Arial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138in solid #000000" fo:background-color="#FFFFFF" style:writing-mode="lr-tb" fo:padding-top="0in" fo:padding-left="0.0694in" fo:padding-bottom="0in" fo:padding-right="0.0694in"/>
    </style:style>
    <style:style style:name="T185" style:parent-style-name="Car.predefinitoparagrafo" style:family="text">
      <style:text-properties style:font-name="Arial" style:font-name-asian="Arial" style:font-name-complex="Arial"/>
    </style:style>
    <style:style style:name="TableCell186" style:family="table-cell">
      <style:table-cell-properties fo:border="0.0138in solid #000000" fo:background-color="#FFFFFF" style:writing-mode="lr-tb" fo:padding-top="0in" fo:padding-left="0.0694in" fo:padding-bottom="0in" fo:padding-right="0.0694in"/>
    </style:style>
    <style:style style:name="T187" style:parent-style-name="Car.predefinitoparagrafo" style:family="text">
      <style:text-properties style:font-name="Arial" style:font-name-asian="Arial" style:font-name-complex="Arial"/>
    </style:style>
    <style:style style:name="P188" style:parent-style-name="Normale" style:family="paragraph">
      <style:paragraph-properties fo:margin-bottom="0.1388in"/>
    </style:style>
  </office:automatic-styles>
  <office:body>
    <office:text text:use-soft-page-breaks="true">
      <text:p text:style-name="P1"><text:span text:style-name="T2">Relazione Progetto FPW (A. A. 2021/2022)</text:span>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Normale"><text:span text:style-name="T8">Titolo del progetto</text:span></text:p>
          </table:table-cell>
          <table:table-cell table:style-name="TableCell9">
            <text:p text:style-name="Normale"><text:span text:style-name="T10">FakeFlix</text:span></text:p>
          </table:table-cell>
        </table:table-row>
        <table:table-row table:style-name="TableRow11">
          <table:table-cell table:style-name="TableCell12">
            <text:p text:style-name="Normale"><text:span text:style-name="T13">Nome del gruppo</text:span></text:p>
          </table:table-cell>
          <table:table-cell table:style-name="TableCell14">
            <text:p text:style-name="Normale"><text:span text:style-name="T15">EaSbronz</text:span></text:p>
          </table:table-cell>
        </table:table-row>
        <table:table-row table:style-name="TableRow16">
          <table:table-cell table:style-name="TableCell17">
            <text:p text:style-name="Normale"><text:span text:style-name="T18">Componenti del gruppo</text:span></text:p>
          </table:table-cell>
          <table:table-cell table:style-name="TableCell19">
            <text:p text:style-name="Normale"><text:span text:style-name="T20">Stefano Rocca 60/61/65971</text:span></text:p>
            <text:p text:style-name="Normale"><text:span text:style-name="T21">Mirko Contini 60/61/66049</text:span></text:p>
            <text:p text:style-name="Normale"><text:span text:style-name="T22">Pietro Musiu 60/61/66041</text:span></text:p>
            <text:p text:style-name="Normale"><text:span text:style-name="T23">Marco Monni 60/61/65967</text:span></text:p>
          </table:table-cell>
        </table:table-row>
      </table:table>
      <text:p text:style-name="P24"/>
      <text:p text:style-name="P25"><text:span text:style-name="T26">Compilare, per ogni modulo del progetto implementato, la relativa descrizione. Cancellare il testo presente dentro i blocchi e sostituirlo con la relativa descrizione. Ogni descrizione deve contenere massimo 10 righe (font Arial, dimensione 11).</text:span></text:p>
      <text:p text:style-name="P27"><text:span text:style-name="T28">I blocchi relativi ai moduli che NON avete implementato devono essere cancellati dalla relazione.</text:span></text:p>
      <text:p text:style-name="P29"><text:span text:style-name="T30">Consegnare questa relazione in formato PDF (non doc/docx/odt o altro).</text:span></text:p>
      <table:table table:style-name="Table31">
        <table:table-columns>
          <table:table-column table:style-name="TableColumn32"/>
        </table:table-columns>
        <table:table-row table:style-name="TableRow33">
          <table:table-cell table:style-name="TableCell34">
            <text:p text:style-name="P35"><text:span text:style-name="T36">Descrizione del tema del progetto</text:span></text:p>
          </table:table-cell>
        </table:table-row>
        <table:table-row table:style-name="TableRow37">
          <table:table-cell table:style-name="TableCell38">
            <text:p text:style-name="P39"><text:span text:style-name="T40">Piattaforma per l'acquisto di film online</text:span></text:p>
          </table:table-cell>
        </table:table-row>
      </table:table>
      <text:p text:style-name="P41"/>
      <table:table table:style-name="Table42">
        <table:table-columns>
          <table:table-column table:style-name="TableColumn43"/>
        </table:table-columns>
        <table:table-row table:style-name="TableRow44">
          <table:table-cell table:style-name="TableCell45">
            <text:p text:style-name="P46"><text:span text:style-name="T47">Modulo 1: HTML</text:span></text:p>
          </table:table-cell>
        </table:table-row>
        <table:table-row table:style-name="TableRow48">
          <table:table-cell table:style-name="TableCell49">
            <text:p text:style-name="P50"><text:span text:style-name="T51">Il modulo comprende nove pagine</text:span><text:span text:style-name="T52">.</text:span><text:span text:style-name="T53"><text:s/></text:span><text:span text:style-name="T54">D</text:span><text:span text:style-name="T55">i queste</text:span><text:span text:style-name="T56">,</text:span><text:span text:style-name="T57"><text:s/>sei pagine sono quelle principali (in cui è possibile navigare<text:s/></text:span><text:span text:style-name="T58">in determinate condizioni</text:span><text:span text:style-name="T59">), due vengono incluse in ogni pagina e contengono header e footer e l'ultima è una pagina di output</text:span><text:span text:style-name="T60"><text:s/>dei messaggi di errore o successo</text:span><text:span text:style-name="T61">. Ogni pagina contiene i sopra citati header e footer, una navbar, un contenuto principale e uno secondario. Il contenuto secondario comprende una toggle light/dark mode, tre bottoni per la gestione della dimensione del font, una locandina con un film in evidenza e due pubblicità. Il contenuto delle pagine principali è suddiviso in due zone: main, rappresentante il contenuto primario della pagina e aside rappresentante il contenuto secondario.</text:span></text:p>
          </table:table-cell>
        </table:table-row>
      </table:table>
      <text:p text:style-name="P62"/>
      <table:table table:style-name="Table63">
        <table:table-columns>
          <table:table-column table:style-name="TableColumn64"/>
        </table:table-columns>
        <table:table-row table:style-name="TableRow65">
          <table:table-cell table:style-name="TableCell66">
            <text:p text:style-name="P67"><text:span text:style-name="T68">Modulo 2: CSS</text:span></text:p>
          </table:table-cell>
        </table:table-row>
        <table:table-row table:style-name="TableRow69">
          <table:table-cell table:style-name="TableCell70">
            <text:p text:style-name="P71"><text:span text:style-name="T72">All'interno del modulo le regole sono state divise in quattro breakpoint, rispettivamente per la visualizzazione desktop, smartphone, tablet e uno ad hoc per la visualizzazione corretta della pagina di login e registrazione. Alla fine della pagina sono invece presenti le regole più generali. Grazie ai breakpoint è stato possibile ottenere un layout a dodici colonne, di cui otto occupate dal contenuto principale e le restanti quattro dal contenuto secondario nella visualizzazione desktop; nella visualizzazione tablet e smartphone gli elementi vanno invece ad occupare la totalità delle colonne disponendosi uno sotto l'altro. Un</text:span><text:span text:style-name="T73">’</text:span><text:span text:style-name="T74">eccezione è stata fatta per l'area personale, in cui i film inseriti si dispongono sotto il contenuto per una questione estetica. Sono inoltre state utilizzate le flexbox per la gestione del posizionamento degli elementi sullo schermo.</text:span></text:p>
          </table:table-cell>
        </table:table-row>
      </table:table>
      <text:p text:style-name="P75"/>
      <table:table table:style-name="Table76">
        <table:table-columns>
          <table:table-column table:style-name="TableColumn77"/>
        </table:table-columns>
        <table:table-row table:style-name="TableRow78">
          <table:table-cell table:style-name="TableCell79">
            <text:p text:style-name="P80"><text:span text:style-name="T81">Modulo 3: Server</text:span></text:p>
          </table:table-cell>
        </table:table-row>
        <table:table-row table:style-name="TableRow82">
          <table:table-cell table:style-name="TableCell83">
            <text:p text:style-name="P84"><text:span text:style-name="T85">Inserire qui la descrizione dell’implementazione del modulo, spiegando le funzionalità<text:s/></text:span><text:soft-page-break/><text:span text:style-name="T86">realizzate (calate nel contesto del tema del progetto) e le scelte implementative.</text:span></text:p>
          </table:table-cell>
        </table:table-row>
      </table:table>
      <text:p text:style-name="P87"/>
      <text:p text:style-name="P88"/>
      <table:table table:style-name="Table89">
        <table:table-columns>
          <table:table-column table:style-name="TableColumn90"/>
          <table:table-column table:style-name="TableColumn91"/>
        </table:table-columns>
        <table:table-row table:style-name="TableRow92">
          <table:table-cell table:style-name="TableCell93" table:number-columns-spanned="2">
            <text:p text:style-name="P94"><text:span text:style-name="T95">Modulo 4: Database</text:span></text:p>
          </table:table-cell>
          <table:covered-table-cell/>
        </table:table-row>
        <table:table-row table:style-name="TableRow96">
          <table:table-cell table:style-name="TableCell97" table:number-columns-spanned="2">
            <text:p text:style-name="P98"><text:span text:style-name="T99">Il database è organizzato in due tabelle: prodotti e utenti. La prima tabella presenta le seguenti colonne: Titolo</text:span><text:span text:style-name="T100"><text:s/></text:span><text:span text:style-name="T101">(PK), Trama, Genere, Durata, Regista, Locandina (che contiene il path<text:s/></text:span><text:span text:style-name="T102">relativo</text:span><text:span text:style-name="T103"><text:s/>dell'immagine scelta come locandina), Prezzo, Username_aggiunta</text:span><text:span text:style-name="T104"><text:s/></text:span><text:span text:style-name="T105">(contiene il nome utente di chi ha aggiunto il film al database). La tabella utenti presenta invece le colonne: Username</text:span><text:span text:style-name="T106"><text:s/></text:span><text:span text:style-name="T107">(PK), Password, Nome, Cognome, E-mail, Città, Foto</text:span><text:span text:style-name="T108"><text:s/></text:span><text:span text:style-name="T109">(contiene il path locale dell'immagine scelta come foto del profilo).</text:span></text:p>
          </table:table-cell>
          <table:covered-table-cell/>
        </table:table-row>
        <table:table-row table:style-name="TableRow110">
          <table:table-cell table:style-name="TableCell111" table:number-columns-spanned="2">
            <text:p text:style-name="P112"><text:span text:style-name="T113">Inserire username e password degli utenti già registrati da utilizzare durante per la correzione (come descritto nelle specifiche).</text:span></text:p>
          </table:table-cell>
          <table:covered-table-cell/>
        </table:table-row>
        <table:table-row table:style-name="TableRow114">
          <table:table-cell table:style-name="TableCell115">
            <text:p text:style-name="Normale"><text:span text:style-name="T116">rocca</text:span></text:p>
          </table:table-cell>
          <table:table-cell table:style-name="TableCell117">
            <text:p text:style-name="Normale"><text:span text:style-name="T118">65971</text:span></text:p>
          </table:table-cell>
        </table:table-row>
        <table:table-row table:style-name="TableRow119">
          <table:table-cell table:style-name="TableCell120">
            <text:p text:style-name="Normale"><text:span text:style-name="T121">contini<text:s/></text:span></text:p>
          </table:table-cell>
          <table:table-cell table:style-name="TableCell122">
            <text:p text:style-name="Normale"><text:span text:style-name="T123">66049</text:span></text:p>
          </table:table-cell>
        </table:table-row>
        <table:table-row table:style-name="TableRow124">
          <table:table-cell table:style-name="TableCell125">
            <text:p text:style-name="Normale"><text:span text:style-name="T126">musiu</text:span></text:p>
          </table:table-cell>
          <table:table-cell table:style-name="TableCell127">
            <text:p text:style-name="Normale"><text:span text:style-name="T128">66041</text:span></text:p>
          </table:table-cell>
        </table:table-row>
        <table:table-row table:style-name="TableRow129">
          <table:table-cell table:style-name="TableCell130">
            <text:p text:style-name="Normale"><text:span text:style-name="T131">monni</text:span></text:p>
          </table:table-cell>
          <table:table-cell table:style-name="TableCell132">
            <text:p text:style-name="Normale"><text:span text:style-name="T133">65967</text:span></text:p>
          </table:table-cell>
        </table:table-row>
      </table:table>
      <text:p text:style-name="P134"/>
      <table:table table:style-name="Table135">
        <table:table-columns>
          <table:table-column table:style-name="TableColumn136"/>
        </table:table-columns>
        <table:table-row table:style-name="TableRow137">
          <table:table-cell table:style-name="TableCell138">
            <text:p text:style-name="P139"><text:span text:style-name="T140">Modulo 5: Client</text:span></text:p>
          </table:table-cell>
        </table:table-row>
        <table:table-row table:style-name="TableRow141">
          <table:table-cell table:style-name="TableCell142">
            <text:p text:style-name="P143"><text:span text:style-name="T144">Inserire qui la descrizione dell’implementazione del modulo, spiegando le funzionalità realizzate (calate nel contesto del tema del progetto) e le scelte implementative.</text:span></text:p>
          </table:table-cell>
        </table:table-row>
      </table:table>
      <text:p text:style-name="P145"/>
      <table:table table:style-name="Table146">
        <table:table-columns>
          <table:table-column table:style-name="TableColumn147"/>
        </table:table-columns>
        <table:table-row table:style-name="TableRow148">
          <table:table-cell table:style-name="TableCell149">
            <text:p text:style-name="P150"><text:span text:style-name="T151">Modulo 6: Ajax + Upload immagini</text:span></text:p>
          </table:table-cell>
        </table:table-row>
        <table:table-row table:style-name="TableRow152">
          <table:table-cell table:style-name="TableCell153">
            <text:p text:style-name="P154"><text:span text:style-name="T155">Inserire qui la descrizione dell’implementazione del modulo, spiegando le funzionalità realizzate (calate nel contesto del tema del progetto) e le scelte implementative.</text:span></text:p>
          </table:table-cell>
        </table:table-row>
      </table:table>
      <text:p text:style-name="P156"/>
      <table:table table:style-name="Table157">
        <table:table-columns>
          <table:table-column table:style-name="TableColumn158"/>
          <table:table-column table:style-name="TableColumn159"/>
        </table:table-columns>
        <table:table-row table:style-name="TableRow160">
          <table:table-cell table:style-name="TableCell161" table:number-columns-spanned="2">
            <text:p text:style-name="P162"><text:span text:style-name="T163">Suddivisione del lavoro</text:span></text:p>
          </table:table-cell>
          <table:covered-table-cell/>
        </table:table-row>
        <table:table-row table:style-name="TableRow164">
          <table:table-cell table:style-name="TableCell165" table:number-columns-spanned="2">
            <text:p text:style-name="P166"><text:span text:style-name="T167">Descrivete, per ogni membro del gruppo, il contributo nella realizzazione del progetto.</text:span></text:p>
          </table:table-cell>
          <table:covered-table-cell/>
        </table:table-row>
        <table:table-row table:style-name="TableRow168">
          <table:table-cell table:style-name="TableCell169">
            <text:p text:style-name="Normale"><text:span text:style-name="T170">Rocca</text:span></text:p>
          </table:table-cell>
          <table:table-cell table:style-name="TableCell171">
            <text:p text:style-name="Normale"><text:span text:style-name="T172">Moduli 1 - 2</text:span></text:p>
          </table:table-cell>
        </table:table-row>
        <table:table-row table:style-name="TableRow173">
          <table:table-cell table:style-name="TableCell174">
            <text:p text:style-name="Normale"><text:span text:style-name="T175">Contini</text:span></text:p>
          </table:table-cell>
          <table:table-cell table:style-name="TableCell176">
            <text:p text:style-name="P177">Moduli 1<text:s/>-<text:s/>2<text:s/>- 4</text:p>
          </table:table-cell>
        </table:table-row>
        <table:table-row table:style-name="TableRow178">
          <table:table-cell table:style-name="TableCell179">
            <text:p text:style-name="Normale"><text:span text:style-name="T180">Musiu</text:span></text:p>
          </table:table-cell>
          <table:table-cell table:style-name="TableCell181">
            <text:p text:style-name="Normale"><text:span text:style-name="T182">Moduli 1 - 2</text:span></text:p>
          </table:table-cell>
        </table:table-row>
        <table:table-row table:style-name="TableRow183">
          <table:table-cell table:style-name="TableCell184">
            <text:p text:style-name="Normale"><text:span text:style-name="T185">Monni</text:span></text:p>
          </table:table-cell>
          <table:table-cell table:style-name="TableCell186">
            <text:p text:style-name="Normale"><text:span text:style-name="T187">Moduli 3 - 5 - 6</text:span></text:p>
          </table:table-cell>
        </table:table-row>
      </table:table>
      <text:p text:style-name="P1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it" style:country-asian="IT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RCO MONNI</dc:creator>
    <meta:creation-date>2023-01-13T19:13:00Z</meta:creation-date>
    <dc:date>2023-01-13T19:28:00Z</dc:date>
    <meta:template xlink:href="Normal.dotm" xlink:type="simple"/>
    <meta:editing-cycles>2</meta:editing-cycles>
    <meta:editing-duration>PT900S</meta:editing-duration>
    <meta:document-statistic meta:page-count="2" meta:paragraph-count="7" meta:word-count="572" meta:character-count="3830" meta:row-count="27" meta:non-whitespace-character-count="3265"/>
  </office:meta>
</office:document-meta>
</file>